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automatic-styles>
    <style:style style:family="paragraph" style:name="a57c0cb" style:parent-style-name="Standard">
      <style:paragraph-properties fo:line-height="100%" fo:text-align="left"/>
    </style:style>
    <style:style style:family="paragraph" style:name="abb71d1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54965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86c7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8403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e457a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42fc0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89ecb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f8cf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92e3e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574c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a15f66">
      <style:table-row-properties style:row-height="1.25mm"/>
    </style:style>
    <style:style style:family="paragraph" style:name="af842b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0e59c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7da0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19d0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f77e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a04b7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68f95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4533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bc53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be9cb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a9de82">
      <style:table-row-properties style:row-height="2.66mm"/>
    </style:style>
    <style:style style:family="paragraph" style:name="a4cfad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1ad20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5d18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2cf5d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591cb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cea7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4ba0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cf19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f6f0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36a77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43e619">
      <style:table-row-properties style:row-height="1.25mm"/>
    </style:style>
    <style:style style:family="paragraph" style:name="a3aaa4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f59ae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bf99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5157c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1b075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c9921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fe89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8c9d6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69c6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1f38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42fd1">
      <style:table-row-properties style:row-height="1.25mm"/>
    </style:style>
    <style:style style:family="paragraph" style:name="af22ce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7b057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ed15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3d6f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d6ea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b040c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dfbc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aa6f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2b17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f6192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16abf9">
      <style:table-row-properties style:row-height="2.66mm"/>
    </style:style>
    <style:style style:family="paragraph" style:name="aec6c4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ad9c0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a5bed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3e0a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a4f8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ed79a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fc6d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d314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50a5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5404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6a8b66">
      <style:table-row-properties style:row-height="2.66mm"/>
    </style:style>
    <style:style style:family="paragraph" style:name="a03936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ffebf">
      <style:table-cell-properties fo:background-color="#ffcaa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54d6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30069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3c92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67683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197f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87de5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176e5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99118">
      <style:table-cell-properties fo:background-color="#ffcaaf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a02573">
      <style:table-row-properties style:row-height="1.25mm"/>
    </style:style>
    <style:style style:family="paragraph" style:name="a0cab36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7cda9b">
      <style:table-cell-properties fo:background-color="#ff9966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8aa5c6">
      <style:table-row-properties style:row-height="6.35mm"/>
    </style:style>
    <style:style style:family="paragraph" style:name="aa09c0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4399a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554e44">
      <style:table-row-properties style:row-height="1.46mm"/>
    </style:style>
    <style:style style:family="paragraph" style:name="a9b202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4b58f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0d141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81fcf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81ce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a4588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7eac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0e079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d4cf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9695c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43f17">
      <style:table-row-properties style:row-height="6.9mm"/>
    </style:style>
    <style:style style:family="paragraph" style:name="addad7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7e4d4">
      <style:table-cell-properties fo:background-color="#eaf1dd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b4b84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757e0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a242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879e44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c890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57c264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2aeb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59127f">
      <style:table-cell-properties fo:background-color="#eaf1dd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1a37c">
      <style:table-row-properties style:row-height="6.9mm"/>
    </style:style>
    <style:style style:family="paragraph" style:name="ad046c2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53201f">
      <style:table-cell-properties fo:background-color="#c2d69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99f26f">
      <style:table-row-properties style:row-height="6.35mm"/>
    </style:style>
    <style:style style:family="paragraph" style:name="a06f3f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e75bf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12d490">
      <style:table-row-properties style:row-height="1.46mm"/>
    </style:style>
    <style:style style:family="paragraph" style:name="af4e360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d1674">
      <style:table-cell-properties fo:background-color="#daeef3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a35d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7ccb3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805f7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5cf86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4f58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979e6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266d7d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8c938">
      <style:table-cell-properties fo:background-color="#daeef3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a8693b">
      <style:table-row-properties style:row-height="2.66mm"/>
    </style:style>
    <style:style style:family="paragraph" style:name="af3312d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9a0d79">
      <style:table-cell-properties fo:background-color="#92cddc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46299e">
      <style:table-row-properties style:row-height="6.35mm"/>
    </style:style>
    <style:style style:family="paragraph" style:name="a4dfa03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57af2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f8e39d">
      <style:table-row-properties style:row-height="1.46mm"/>
    </style:style>
    <style:style style:family="paragraph" style:name="a4ed94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14c19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fcb59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563f9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d8f7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e1826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32c10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f6d84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6fa4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e25a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38a885">
      <style:table-row-properties style:row-height="1.25mm"/>
    </style:style>
    <style:style style:family="paragraph" style:name="ac04cff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a9858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1dd44d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4822f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99414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91aad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62271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6f87e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3cad7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86412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bd4e84">
      <style:table-row-properties style:row-height="1.25mm"/>
    </style:style>
    <style:style style:family="paragraph" style:name="abb350a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74189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887c7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7b18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b21f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e88b6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00de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641098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1384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df55a0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1241bd">
      <style:table-row-properties style:row-height="1.25mm"/>
    </style:style>
    <style:style style:family="paragraph" style:name="af335a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850e1">
      <style:table-cell-properties fo:background-color="#f2dbdb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7bd8f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3131d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875d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92e7a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bcdcf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a6da4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a0a8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2cb653">
      <style:table-cell-properties fo:background-color="#f2dbdb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81c72b">
      <style:table-row-properties style:row-height="1.25mm"/>
    </style:style>
    <style:style style:family="paragraph" style:name="a19adbb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a96477">
      <style:table-cell-properties fo:background-color="#d99594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990db4">
      <style:table-row-properties style:row-height="6.35mm"/>
    </style:style>
    <style:style style:family="paragraph" style:name="a8e817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258c7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94ddb6">
      <style:table-row-properties style:row-height="1.46mm"/>
    </style:style>
    <style:style style:family="paragraph" style:name="ad7124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93e7f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50232c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570f3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ce34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171f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39a0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d45c4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01714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343b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ce06fb">
      <style:table-row-properties style:row-height="1.25mm"/>
    </style:style>
    <style:style style:family="paragraph" style:name="ac5d50e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c4b5b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5af08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a6351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4f3383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c1e2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7e438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a2717e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d03b1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cd9cc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3cedd">
      <style:table-row-properties style:row-height="1.25mm"/>
    </style:style>
    <style:style style:family="paragraph" style:name="a7a520d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06686">
      <style:table-cell-properties fo:background-color="#fde9d9" fo:border-bottom="0.18mm solid #ffffff" fo:border-left="0.18mm solid #ffffff" fo:border-right="0.18mm solid #ffffff" fo:border-top="none" fo:padding-bottom="0.0mm" fo:padding-left="1.91mm" fo:padding-right="1.91mm" fo:padding-top="0.0mm" style:vertical-align="middle"/>
    </style:style>
    <style:style style:family="paragraph" style:name="aa3c79c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e7496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202a84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25d17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c1c899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0fa3f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paragraph" style:name="a88b41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8f723">
      <style:table-cell-properties fo:background-color="#fde9d9" fo:border-bottom="0.18mm solid #ffffff" fo:border-left="0.18mm solid #ffffff" fo:border-right="none" fo:border-top="none" fo:padding-bottom="0.0mm" fo:padding-left="1.91mm" fo:padding-right="1.91mm" fo:padding-top="0.0mm" style:vertical-align="middle"/>
    </style:style>
    <style:style style:family="table-row" style:name="a8dd9f6">
      <style:table-row-properties style:row-height="1.25mm"/>
    </style:style>
    <style:style style:family="paragraph" style:name="a0c4de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4c809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7a7800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83eddd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eb8cd2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74032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c7e32f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60ce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bc10c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15c0e4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0f92df">
      <style:table-row-properties style:row-height="1.25mm"/>
    </style:style>
    <style:style style:family="paragraph" style:name="a17a142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24942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3a42f4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7b75b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8250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b1674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5e737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3c9a0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0e8d1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92169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e53f42">
      <style:table-row-properties style:row-height="1.25mm"/>
    </style:style>
    <style:style style:family="paragraph" style:name="a5eec26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e0e9b3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a21628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fa205c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614e45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40eb9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e928e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09031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f76f7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a14ea7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dac335">
      <style:table-row-properties style:row-height="2.66mm"/>
    </style:style>
    <style:style style:family="paragraph" style:name="af4d920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6c0813">
      <style:table-cell-properties fo:background-color="#fde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paragraph" style:name="a425563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34958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9e3039" style:parent-style-name="Standard">
      <style:paragraph-properties fo:line-height="100%" fo:text-align="center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3616a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aed1a2" style:parent-style-name="Standard">
      <style:paragraph-properties fo:line-height="100%" fo:text-align="center"/>
      <style:text-properties fo:color="#000000" fo:font-size="8.0pt" style:font-name="MS Mincho" style:font-name-asian="MS Mincho" style:font-name-complex="MS Mincho" style:font-size-asian="8.0pt"/>
    </style:style>
    <style:style style:family="table-cell" style:name="a18cf66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paragraph" style:name="a8e62e6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ff4ec0">
      <style:table-cell-properties fo:background-color="#fde9d9" fo:border-bottom="0.18mm solid #ffffff" fo:border-left="0.18mm solid #ffffff" fo:border-right="none" fo:border-top="0.18mm solid #ffffff" fo:padding-bottom="0.0mm" fo:padding-left="1.91mm" fo:padding-right="1.91mm" fo:padding-top="0.0mm" style:vertical-align="middle"/>
    </style:style>
    <style:style style:family="table-row" style:name="a506e5a">
      <style:table-row-properties style:row-height="1.25mm"/>
    </style:style>
    <style:style style:family="paragraph" style:name="a7022fa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b738d5">
      <style:table-cell-properties fo:background-color="#fabf8f" fo:border-bottom="0.18mm solid #ffffff" fo:border-left="0.18mm solid #ffffff" fo:border-right="0.18mm solid #ffffff" fo:border-top="0.18mm solid #ffffff" fo:padding-bottom="0.0mm" fo:padding-left="1.91mm" fo:padding-right="1.91mm" fo:padding-top="0.0mm" style:vertical-align="middle"/>
    </style:style>
    <style:style style:family="table-row" style:name="a3efdac">
      <style:table-row-properties style:row-height="6.35mm"/>
    </style:style>
    <style:style style:family="paragraph" style:name="adc0c28" style:parent-style-name="Standard">
      <style:paragraph-properties fo:line-height="100%" fo:text-align="left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4c450a">
      <style:table-cell-properties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table-row" style:name="a2a0d1c">
      <style:table-row-properties style:row-height="1.41mm"/>
    </style:style>
    <style:style style:family="paragraph" style:name="ae643a7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13e6c5">
      <style:table-cell-properties fo:background-color="#d9d9d9" fo:border-bottom="0.18mm solid #ffffff" fo:border-left="0.18mm solid #ffffff" fo:border-right="0.18mm solid #ffffff" fo:border-top="0.18mm solid #ffffff" fo:padding-bottom="0.0mm" fo:padding-left="1.91mm" fo:padding-right="1.91mm" fo:padding-top="0.0mm" style:vertical-align="top"/>
    </style:style>
    <style:style style:family="paragraph" style:name="a324b72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74d044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814f0f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f4792c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54da03" style:parent-style-name="Standard">
      <style:paragraph-properties fo:line-height="100%" fo:text-align="center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f67c2a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paragraph" style:name="abae15a" style:parent-style-name="Standard">
      <style:paragraph-properties fo:line-height="100%" fo:text-align="left"/>
      <style:text-properties fo:color="#000000" fo:font-size="10.0pt" style:font-name="Univers LT Std 55" style:font-name-asian="Calibri1" style:font-name-complex="Univers LT Std 55" style:font-size-asian="10.0pt"/>
    </style:style>
    <style:style style:family="table-cell" style:name="a5056b0">
      <style:table-cell-properties fo:background-color="#d9d9d9" fo:border-bottom="0.18mm solid #ffffff" fo:border-left="0.18mm solid #ffffff" fo:border-right="none" fo:border-top="0.18mm solid #ffffff" fo:padding-bottom="0.0mm" fo:padding-left="1.91mm" fo:padding-right="1.91mm" fo:padding-top="0.0mm" style:vertical-align="top"/>
    </style:style>
    <style:style style:family="table-row" style:name="a1de3ac">
      <style:table-row-properties style:row-height="1.46mm"/>
    </style:style>
    <style:style style:family="paragraph" style:name="af7cfae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7478b4">
      <style:table-cell-properties fo:border-bottom="0.18mm solid #ffffff" fo:border-left="0.18mm solid #c0c0c0" fo:border-right="0.18mm solid #c0c0c0" fo:border-top="0.18mm solid #c0c0c0" fo:padding-bottom="0.0mm" fo:padding-left="1.91mm" fo:padding-right="1.91mm" fo:padding-top="0.0mm" style:vertical-align="top"/>
    </style:style>
    <style:style style:family="paragraph" style:name="a266ec1" style:parent-style-name="Standard">
      <style:paragraph-properties fo:text-align="left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0d05ef">
      <style:table-cell-properties fo:border-bottom="0.18mm solid #ffffff" fo:border-left="none" fo:border-right="none" fo:border-top="none" fo:padding-bottom="0.0mm" fo:padding-left="1.91mm" fo:padding-right="1.91mm" fo:padding-top="0.0mm" style:vertical-align="top"/>
    </style:style>
    <style:style style:family="table-row" style:name="aa8682a">
      <style:table-row-properties style:row-height="1.46mm"/>
    </style:style>
    <style:style style:family="paragraph" style:name="ae10ed5" style:parent-style-name="Standard">
      <style:paragraph-properties fo:text-align="center" style:line-height-at-least="2.49mm"/>
      <style:text-properties fo:color="#000000" fo:font-size="8.0pt" style:font-name="Univers LT Std 55" style:font-name-asian="Calibri1" style:font-name-complex="Univers LT Std 55" style:font-size-asian="8.0pt"/>
    </style:style>
    <style:style style:family="table-cell" style:name="a9d719e">
      <style:table-cell-properties fo:border-bottom="0.18mm solid #c0c0c0" fo:border-left="none" fo:border-right="none" fo:border-top="none" fo:padding-bottom="0.0mm" fo:padding-left="1.91mm" fo:padding-right="1.91mm" fo:padding-top="0.0mm" style:vertical-align="top"/>
    </style:style>
    <style:style style:family="paragraph" style:name="a2cc4b4" style:parent-style-name="Standard">
      <style:paragraph-properties fo:text-align="left" style:line-height-at-least="2.49mm"/>
    </style:style>
    <style:style style:family="table-cell" style:name="a4b8ec4">
      <style:table-cell-properties fo:border-bottom="none" fo:border-left="none" fo:border-right="none" fo:border-top="none" fo:padding-bottom="0.0mm" fo:padding-left="1.91mm" fo:padding-right="1.91mm" fo:padding-top="0.0mm" style:vertical-align="top"/>
    </style:style>
    <style:style style:family="table-row" style:name="aec533d">
      <style:table-row-properties style:row-height="1.46mm"/>
    </style:style>
    <style:style style:family="table-column" style:name="a864bc6">
      <style:table-column-properties style:rel-column-width="11*"/>
    </style:style>
    <style:style style:family="table-column" style:name="a362c58">
      <style:table-column-properties style:rel-column-width="55*"/>
    </style:style>
    <style:style style:family="table" style:name="ae34f8a">
      <style:table-properties fo:margin-left="-2.17mm" style:width="16.912cm" table:align="left"/>
    </style:style>
    <style:style style:family="paragraph" style:name="a3986af" style:parent-style-name="Standard">
      <style:paragraph-properties fo:text-align="left" style:line-height-at-least="4.25mm"/>
      <style:text-properties fo:color="#000000" fo:font-size="8.0pt" fo:font-weight="bold" style:font-name="Univers LT Std 55" style:font-name-asian="Calibri1" style:font-name-complex="Univers LT Std 55" style:font-size-asian="8.0pt" style:font-weight-asian="bold"/>
    </style:style>
    <style:style style:family="paragraph" style:name="a96ee3c" style:parent-style-name="Standard">
      <style:paragraph-properties fo:text-align="left" style:line-height-at-least="4.25mm"/>
      <style:text-properties fo:color="#000000" fo:font-size="17.5pt" fo:font-weight="bold" style:font-name="Arial" style:font-name-asian="Calibri1" style:font-name-complex="Arial" style:font-size-asian="17.5pt" style:font-weight-asian="bold"/>
    </style:style>
    <style:style style:family="paragraph" style:name="ae7a01e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83b062" style:parent-style-name="Standard">
      <style:paragraph-properties fo:text-align="left" style:line-height-at-least="4.25mm"/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1e5e01" style:parent-style-name="Standard">
      <style:paragraph-properties fo:line-height="100%">
        <style:tab-stops>
          <style:tab-stop style:position="-2.54cm"/>
        </style:tab-stops>
      </style:paragraph-properties>
      <style:text-properties fo:color="#000000" fo:font-size="21.5pt" fo:font-style="italic" fo:font-weight="bold" style:font-name="Univers LT Std 55" style:font-name-asian="Calibri1" style:font-name-complex="Univers LT Std 55" style:font-size-asian="21.5pt" style:font-style-asian="italic" style:font-weight-asian="bold"/>
    </style:style>
    <style:style style:family="paragraph" style:name="a35d99f" style:parent-style-name="Heading_20_2">
      <style:paragraph-properties fo:break-before="page" fo:line-height="100%" fo:text-align="center"/>
    </style:style>
    <style:style style:family="paragraph" style:name="a18dae6" style:parent-style-name="Heading_20_2">
      <style:paragraph-properties fo:line-height="100%" fo:text-align="center"/>
      <style:text-properties fo:font-size="22.0pt" style:font-size-asian="22.0pt"/>
    </style:style>
    <style:style style:family="paragraph" style:name="a2b1dc6" style:parent-style-name="Heading_20_2">
      <style:paragraph-properties fo:line-height="100%"/>
    </style:style>
    <style:style style:family="paragraph" style:name="a2f9245" style:parent-style-name="Heading_20_2">
      <style:paragraph-properties fo:line-height="100%" fo:margin-bottom="1.06mm" fo:margin-top="4.23mm"/>
      <style:text-properties fo:font-style="normal" fo:font-weight="normal" style:font-style-asian="normal" style:font-weight-asian="normal"/>
    </style:style>
    <text:list-style style:name="WW8Num1">
      <text:list-level-style-number style:num-format="" text:display-levels="1" text:level="1">
        <style:list-level-properties text:list-level-position-and-space-mode="label-alignment">
          <style:list-level-label-alignment fo:margin-left="7.62mm" fo:text-indent="-7.62mm" text:label-followed-by="nothing"/>
        </style:list-level-properties>
      </text:list-level-style-number>
      <text:list-level-style-number style:num-format="" text:display-levels="1" text:level="2">
        <style:list-level-properties text:list-level-position-and-space-mode="label-alignment">
          <style:list-level-label-alignment fo:margin-left="10.16mm" fo:text-indent="-10.16mm" text:label-followed-by="nothing"/>
        </style:list-level-properties>
      </text:list-level-style-number>
      <text:list-level-style-number style:num-format="" text:display-levels="1" text:level="3">
        <style:list-level-properties text:list-level-position-and-space-mode="label-alignment">
          <style:list-level-label-alignment fo:margin-left="12.7mm" fo:text-indent="-12.7mm" text:label-followed-by="nothing"/>
        </style:list-level-properties>
      </text:list-level-style-number>
      <text:list-level-style-number style:num-format="" text:display-levels="1" text:level="4">
        <style:list-level-properties text:list-level-position-and-space-mode="label-alignment">
          <style:list-level-label-alignment fo:margin-left="15.24mm" fo:text-indent="-15.24mm" text:label-followed-by="nothing"/>
        </style:list-level-properties>
      </text:list-level-style-number>
      <text:list-level-style-number style:num-format="" text:display-levels="1" text:level="5">
        <style:list-level-properties text:list-level-position-and-space-mode="label-alignment">
          <style:list-level-label-alignment fo:margin-left="17.78mm" fo:text-indent="-17.78mm" text:label-followed-by="nothing"/>
        </style:list-level-properties>
      </text:list-level-style-number>
      <text:list-level-style-number style:num-format="" text:display-levels="1" text:level="6">
        <style:list-level-properties text:list-level-position-and-space-mode="label-alignment">
          <style:list-level-label-alignment fo:margin-left="20.32mm" fo:text-indent="-20.32mm" text:label-followed-by="nothing"/>
        </style:list-level-properties>
      </text:list-level-style-number>
      <text:list-level-style-number style:num-format="" text:display-levels="1" text:level="7">
        <style:list-level-properties text:list-level-position-and-space-mode="label-alignment">
          <style:list-level-label-alignment fo:margin-left="22.86mm" fo:text-indent="-22.86mm" text:label-followed-by="nothing"/>
        </style:list-level-properties>
      </text:list-level-style-number>
      <text:list-level-style-number style:num-format="" text:display-levels="1" text:level="8">
        <style:list-level-properties text:list-level-position-and-space-mode="label-alignment">
          <style:list-level-label-alignment fo:margin-left="25.4mm" fo:text-indent="-25.4mm" text:label-followed-by="nothing"/>
        </style:list-level-properties>
      </text:list-level-style-number>
      <text:list-level-style-number style:num-format="" text:display-levels="1" text:level="9">
        <style:list-level-properties text:list-level-position-and-space-mode="label-alignment">
          <style:list-level-label-alignment fo:margin-left="27.94mm" fo:text-indent="-27.94mm" text:label-followed-by="nothing"/>
        </style:list-level-properties>
      </text:list-level-style-number>
    </text:list-style>
    <style:style style:family="table-column" style:name="aa1168b">
      <style:table-column-properties style:column-width="60.4mm"/>
    </style:style>
    <style:style style:family="table-column" style:name="a46d8cc">
      <style:table-column-properties style:column-width="12.08mm"/>
    </style:style>
    <style:style style:family="table" style:name="a3fd1b7">
      <style:table-properties fo:margin-left="-2.17mm" style:rel-width="100%" style:width="16.912cm" table:align="left"/>
    </style:style>
    <style:style style:family="table-column" style:name="aaa00a6">
      <style:table-column-properties style:column-width="60.4mm"/>
    </style:style>
    <style:style style:family="table-column" style:name="aba432c">
      <style:table-column-properties style:column-width="12.08mm"/>
    </style:style>
    <style:style style:family="table-column" style:name="a94a78b">
      <style:table-column-properties style:column-width="44.87mm"/>
    </style:style>
    <style:style style:family="table-column" style:name="ac91bb1">
      <style:table-column-properties style:column-width="8.63mm"/>
    </style:style>
    <style:style style:family="table" style:name="a4ba665">
      <style:table-properties fo:margin-left="-2.17mm" style:rel-width="100%" style:width="16.912cm" table:align="left"/>
    </style:style>
    <style:style style:family="table-column" style:name="ac48021">
      <style:table-column-properties style:column-width="44.87mm"/>
    </style:style>
    <style:style style:family="table-column" style:name="a7a14c5">
      <style:table-column-properties style:column-width="8.63mm"/>
    </style:style>
  </office:automatic-styles>
  <office:body>
    <office:text>
      <text:h text:outline-level="2" text:style-name="a2f9245"/>
      <text:h text:outline-level="2" text:style-name="a2b1dc6"/>
      <text:h text:outline-level="2" text:style-name="a18dae6"/>
      <text:h text:outline-level="2" text:style-name="a35d99f"/>
      <text:p text:style-name="a1e5e01"/>
      <text:p text:style-name="a83b062"/>
      <text:p text:style-name="ae7a01e"/>
      <text:p text:style-name="a96ee3c"/>
      <text:p text:style-name="a3986af">NOAA Tsunami Program Matrix</text:p>
      <table:table table:style-name="a4ba665">
        <table:table-column table:number-columns-repeated="3" table:style-name="ac48021"/>
        <table:table-column table:number-columns-repeated="4" table:style-name="a7a14c5"/>
        <table:table-row table:style-name="aec533d">
          <table:table-cell table:style-name="a4b8ec4">
            <text:p text:style-name="a2cc4b4"/>
          </table:table-cell>
          <table:table-cell table:style-name="a4b8ec4"/>
          <table:table-cell table:style-name="a4b8ec4"/>
          <table:table-cell table:number-columns-spanned="4" table:style-name="a9d719e">
            <text:p text:style-name="ae10ed5">Line Office</text:p>
          </table:table-cell>
        </table:table-row>
        <table:table-row table:style-name="aa8682a">
          <table:table-cell table:style-name="a0d05ef">
            <text:p text:style-name="a266ec1"/>
          </table:table-cell>
          <table:table-cell table:style-name="a0d05ef"/>
          <table:table-cell table:style-name="a0d05ef"/>
          <table:table-cell table:number-columns-spanned="4" table:style-name="a7478b4">
            <text:p text:style-name="af7cfae"/>
          </table:table-cell>
        </table:table-row>
        <table:table-row table:style-name="a1de3ac">
          <table:table-cell table:style-name="a5056b0">
            <text:p text:style-name="abae15a">Tsunami</text:p>
          </table:table-cell>
          <table:table-cell table:style-name="a5056b0"/>
          <table:table-cell table:style-name="a5056b0"/>
          <table:table-cell table:style-name="af67c2a">
            <text:p text:style-name="a54da03">NWSd</text:p>
          </table:table-cell>
          <table:table-cell table:style-name="af4792c">
            <text:p text:style-name="a814f0f">OAR</text:p>
          </table:table-cell>
          <table:table-cell table:style-name="a74d044">
            <text:p text:style-name="a324b72">NOS</text:p>
          </table:table-cell>
          <table:table-cell table:style-name="a13e6c5">
            <text:p text:style-name="ae643a7">NESDIS</text:p>
          </table:table-cell>
        </table:table-row>
        <table:table-row table:style-name="a2a0d1c">
          <table:table-cell table:number-columns-spanned="5" table:style-name="a4c450a">
            <text:p text:style-name="adc0c28"/>
          </table:table-cell>
          <table:table-cell table:style-name="a4c450a"/>
          <table:table-cell table:style-name="a4c450a"/>
        </table:table-row>
        <table:table-row table:style-name="a3efdac">
          <table:table-cell table:number-columns-spanned="5" table:style-name="ab738d5">
            <text:p text:style-name="a7022fa">Warning Guidance<text:s/>WHAT<text:s/></text:p>
          </table:table-cell>
          <table:table-cell table:style-name="ab738d5"/>
          <table:table-cell table:style-name="ab738d5"/>
        </table:table-row>
        <table:table-row table:style-name="a506e5a">
          <table:table-cell table:style-name="aff4ec0">
            <text:p text:style-name="a8e62e6">Program Management</text:p>
          </table:table-cell>
          <table:table-cell table:style-name="aff4ec0"/>
          <table:table-cell table:style-name="aff4ec0"/>
          <table:table-cell table:style-name="a18cf66">
            <text:p text:style-name="aaed1a2">✕</text:p>
          </table:table-cell>
          <table:table-cell table:style-name="a43616a">
            <text:p text:style-name="a9e3039"/>
          </table:table-cell>
          <table:table-cell table:style-name="a34958a">
            <text:p text:style-name="a425563"/>
          </table:table-cell>
          <table:table-cell table:style-name="a6c0813">
            <text:p text:style-name="af4d920"/>
          </table:table-cell>
        </table:table-row>
        <table:table-row table:style-name="adac335">
          <table:table-cell table:style-name="aa14ea7">
            <text:p text:style-name="af76f76">Hazard mapping, inundation forecast modeling &amp; mapping applications, vulnerability and risk planning<text:s/></text:p>
          </table:table-cell>
          <table:table-cell table:style-name="aa14ea7"/>
          <table:table-cell table:style-name="aa14ea7"/>
          <table:table-cell table:style-name="a09031a">
            <text:p text:style-name="a9e928e">✕</text:p>
          </table:table-cell>
          <table:table-cell table:style-name="a40eb9a">
            <text:p text:style-name="a614e45">✕</text:p>
          </table:table-cell>
          <table:table-cell table:style-name="afa205c">
            <text:p text:style-name="aa21628">✕</text:p>
          </table:table-cell>
          <table:table-cell table:style-name="ae0e9b3">
            <text:p text:style-name="a5eec26">✕</text:p>
          </table:table-cell>
        </table:table-row>
        <table:table-row table:style-name="ae53f42">
          <table:table-cell table:style-name="a692169">
            <text:p text:style-name="a90e8d1">Seismic/sea-level (e.g. NWLON) O&amp;M</text:p>
          </table:table-cell>
          <table:table-cell table:style-name="a692169"/>
          <table:table-cell table:style-name="a692169"/>
          <table:table-cell table:style-name="a3c9a06">
            <text:p text:style-name="a5e7376">✕</text:p>
          </table:table-cell>
          <table:table-cell table:style-name="ab16746">
            <text:p text:style-name="af82503"/>
          </table:table-cell>
          <table:table-cell table:style-name="a7b75b7">
            <text:p text:style-name="a3a42f4">✕</text:p>
          </table:table-cell>
          <table:table-cell table:style-name="a424942">
            <text:p text:style-name="a17a142"/>
          </table:table-cell>
        </table:table-row>
        <table:table-row table:style-name="a0f92df">
          <table:table-cell table:style-name="a15c0e4">
            <text:p text:style-name="abc10c8">Data Archiving: Sea Level, DART, bathymetry topography</text:p>
          </table:table-cell>
          <table:table-cell table:style-name="a15c0e4"/>
          <table:table-cell table:style-name="a15c0e4"/>
          <table:table-cell table:style-name="af60ce0">
            <text:p text:style-name="ac7e32f"/>
          </table:table-cell>
          <table:table-cell table:style-name="a774032">
            <text:p text:style-name="aeb8cd2"/>
          </table:table-cell>
          <table:table-cell table:style-name="a83eddd">
            <text:p text:style-name="a7a7800"/>
          </table:table-cell>
          <table:table-cell table:style-name="af4c809">
            <text:p text:style-name="a0c4de2">✕</text:p>
          </table:table-cell>
        </table:table-row>
        <table:table-row table:style-name="a8dd9f6">
          <table:table-cell table:style-name="a88f723">
            <text:p text:style-name="a88b411"/>
          </table:table-cell>
          <table:table-cell table:style-name="a88f723"/>
          <table:table-cell table:style-name="a88f723"/>
          <table:table-cell table:style-name="ab0fa3f">
            <text:p text:style-name="ac1c899"/>
          </table:table-cell>
          <table:table-cell table:style-name="a325d17">
            <text:p text:style-name="a202a84"/>
          </table:table-cell>
          <table:table-cell table:style-name="abe7496">
            <text:p text:style-name="aa3c79c"/>
          </table:table-cell>
          <table:table-cell table:style-name="af06686">
            <text:p text:style-name="a7a520d"/>
          </table:table-cell>
        </table:table-row>
        <table:table-row table:style-name="a03cedd">
          <table:table-cell table:style-name="acd9cc6">
            <text:p text:style-name="ad03b16">DART System R&amp;D, O&amp;M, and Transition from Research to Applications</text:p>
          </table:table-cell>
          <table:table-cell table:style-name="acd9cc6"/>
          <table:table-cell table:style-name="acd9cc6"/>
          <table:table-cell table:style-name="aa2717e">
            <text:p text:style-name="a7e4385">✕</text:p>
          </table:table-cell>
          <table:table-cell table:style-name="afc1e2c">
            <text:p text:style-name="a4f3383">✕</text:p>
          </table:table-cell>
          <table:table-cell table:style-name="aaa6351">
            <text:p text:style-name="a45af08"/>
          </table:table-cell>
          <table:table-cell table:style-name="a3c4b5b">
            <text:p text:style-name="ac5d50e"/>
          </table:table-cell>
        </table:table-row>
        <table:table-row table:style-name="ace06fb">
          <table:table-cell table:style-name="a7343ba">
            <text:p text:style-name="a01714f">Warning Center Operations: PTWC, ATWC</text:p>
          </table:table-cell>
          <table:table-cell table:style-name="a7343ba"/>
          <table:table-cell table:style-name="a7343ba"/>
          <table:table-cell table:style-name="ad45c40">
            <text:p text:style-name="ad39a0e">✕</text:p>
          </table:table-cell>
          <table:table-cell table:style-name="a1171f2">
            <text:p text:style-name="a0ce343"/>
          </table:table-cell>
          <table:table-cell table:style-name="a9570f3">
            <text:p text:style-name="a50232c"/>
          </table:table-cell>
          <table:table-cell table:style-name="a493e7f">
            <text:p text:style-name="ad71249"/>
          </table:table-cell>
        </table:table-row>
        <table:table-row table:style-name="a94ddb6">
          <table:table-cell table:number-columns-spanned="5" table:style-name="a7258c7">
            <text:p text:style-name="a8e8170"/>
          </table:table-cell>
          <table:table-cell table:style-name="a7258c7"/>
          <table:table-cell table:style-name="a7258c7"/>
        </table:table-row>
        <table:table-row table:style-name="a990db4">
          <table:table-cell table:number-columns-spanned="5" table:style-name="aa96477">
            <text:p text:style-name="a19adbb">Mitigation and Preparedness</text:p>
          </table:table-cell>
          <table:table-cell table:style-name="aa96477"/>
          <table:table-cell table:style-name="aa96477"/>
        </table:table-row>
        <table:table-row table:style-name="a81c72b">
          <table:table-cell table:style-name="a2cb653">
            <text:p text:style-name="ada0a81">TWC &amp; WFO Outreach</text:p>
          </table:table-cell>
          <table:table-cell table:style-name="a2cb653"/>
          <table:table-cell table:style-name="a2cb653"/>
          <table:table-cell table:style-name="a4a6da4">
            <text:p text:style-name="a9bcdcf">✕</text:p>
          </table:table-cell>
          <table:table-cell table:style-name="ab92e7a">
            <text:p text:style-name="a6875d2"/>
          </table:table-cell>
          <table:table-cell table:style-name="a83131d">
            <text:p text:style-name="a7bd8f2"/>
          </table:table-cell>
          <table:table-cell table:style-name="a8850e1">
            <text:p text:style-name="af335ae"/>
          </table:table-cell>
        </table:table-row>
        <table:table-row table:style-name="a1241bd">
          <table:table-cell table:style-name="adf55a0">
            <text:p text:style-name="a713849">National Tsunami Hazard Mitigation Program</text:p>
          </table:table-cell>
          <table:table-cell table:style-name="adf55a0"/>
          <table:table-cell table:style-name="adf55a0"/>
          <table:table-cell table:style-name="a641098">
            <text:p text:style-name="a500de6">✕</text:p>
          </table:table-cell>
          <table:table-cell table:style-name="ade88b6">
            <text:p text:style-name="afb21f8">✕</text:p>
          </table:table-cell>
          <table:table-cell table:style-name="a07b18a">
            <text:p text:style-name="a887c70"/>
          </table:table-cell>
          <table:table-cell table:style-name="a074189">
            <text:p text:style-name="abb350a">✕</text:p>
          </table:table-cell>
        </table:table-row>
        <table:table-row table:style-name="abd4e84">
          <table:table-cell table:style-name="a786412">
            <text:p text:style-name="a53cad7">TsunamiReady</text:p>
          </table:table-cell>
          <table:table-cell table:style-name="a786412"/>
          <table:table-cell table:style-name="a786412"/>
          <table:table-cell table:style-name="a76f87e">
            <text:p text:style-name="aa62271">✕</text:p>
          </table:table-cell>
          <table:table-cell table:style-name="a791aad">
            <text:p text:style-name="ac99414"/>
          </table:table-cell>
          <table:table-cell table:style-name="a44822f">
            <text:p text:style-name="a1dd44d"/>
          </table:table-cell>
          <table:table-cell table:style-name="ada9858">
            <text:p text:style-name="ac04cff"/>
          </table:table-cell>
        </table:table-row>
        <table:table-row table:style-name="a38a885">
          <table:table-cell table:style-name="a0e25a6">
            <text:p text:style-name="a76fa48">ITIC</text:p>
          </table:table-cell>
          <table:table-cell table:style-name="a0e25a6"/>
          <table:table-cell table:style-name="a0e25a6"/>
          <table:table-cell table:style-name="a6f6d84">
            <text:p text:style-name="a32c102">✕</text:p>
          </table:table-cell>
          <table:table-cell table:style-name="ae1826e">
            <text:p text:style-name="a3d8f7d"/>
          </table:table-cell>
          <table:table-cell table:style-name="a6563f9">
            <text:p text:style-name="afcb59e"/>
          </table:table-cell>
          <table:table-cell table:style-name="a714c19">
            <text:p text:style-name="a4ed949"/>
          </table:table-cell>
        </table:table-row>
        <table:table-row table:style-name="af8e39d">
          <table:table-cell table:number-columns-spanned="5" table:style-name="a457af2">
            <text:p text:style-name="a4dfa03"/>
          </table:table-cell>
          <table:table-cell table:style-name="a457af2"/>
          <table:table-cell table:style-name="a457af2"/>
        </table:table-row>
        <table:table-row table:style-name="a46299e">
          <table:table-cell table:number-columns-spanned="5" table:style-name="a9a0d79">
            <text:p text:style-name="af3312d">Research</text:p>
          </table:table-cell>
          <table:table-cell table:style-name="a9a0d79"/>
          <table:table-cell table:style-name="a9a0d79"/>
        </table:table-row>
        <table:table-row table:style-name="aa8693b">
          <table:table-cell table:style-name="a78c938">
            <text:p text:style-name="a266d7d">Tsunami Science, Inundation Modeling &amp; Mapping, Sensor Development, Digital Elevation Models</text:p>
          </table:table-cell>
          <table:table-cell table:style-name="a78c938"/>
          <table:table-cell table:style-name="a78c938"/>
          <table:table-cell table:style-name="ae979e6">
            <text:p text:style-name="af4f58a">✕x</text:p>
          </table:table-cell>
          <table:table-cell table:style-name="a45cf86">
            <text:p text:style-name="a0805f7">✕</text:p>
          </table:table-cell>
          <table:table-cell table:style-name="aa7ccb3">
            <text:p text:style-name="a1a35d3">✕</text:p>
          </table:table-cell>
          <table:table-cell table:style-name="a0d1674">
            <text:p text:style-name="af4e360">✕</text:p>
          </table:table-cell>
        </table:table-row>
        <table:table-row table:style-name="a12d490">
          <table:table-cell table:number-columns-spanned="5" table:style-name="a9e75bf">
            <text:p text:style-name="a06f3f9"/>
          </table:table-cell>
          <table:table-cell table:style-name="a9e75bf"/>
          <table:table-cell table:style-name="a9e75bf"/>
        </table:table-row>
        <table:table-row table:style-name="a99f26f">
          <table:table-cell table:number-columns-spanned="5" table:style-name="a53201f">
            <text:p text:style-name="ad046c2">International Coordination</text:p>
          </table:table-cell>
          <table:table-cell table:style-name="a53201f"/>
          <table:table-cell table:style-name="a53201f"/>
        </table:table-row>
        <table:table-row table:style-name="a01a37c">
          <table:table-cell table:style-name="a59127f">
            <text:p text:style-name="af2aeb1">Warning System Development and Capacity Building: Global: GEO, United Nations (UNESCO/IOC, WMO, ISDR, UNDP). Regional Intergovernmental: ICGs (Pacific, Indian, Caribbean, North East Atlantic and Mediterranean) International Tsunami Survey Teams (post-tsunami assessments); technology transfer, training, data/information exchange, system design &amp; integration</text:p>
          </table:table-cell>
          <table:table-cell table:style-name="a59127f"/>
          <table:table-cell table:style-name="a59127f"/>
          <table:table-cell table:style-name="a57c264">
            <text:p text:style-name="afc8906">✕</text:p>
          </table:table-cell>
          <table:table-cell table:style-name="a879e44">
            <text:p text:style-name="a4a2422">✕</text:p>
          </table:table-cell>
          <table:table-cell table:style-name="af757e0">
            <text:p text:style-name="ab4b845">✕</text:p>
          </table:table-cell>
          <table:table-cell table:style-name="a47e4d4">
            <text:p text:style-name="addad7a">✕</text:p>
          </table:table-cell>
        </table:table-row>
        <table:table-row table:style-name="a843f17">
          <table:table-cell table:style-name="a79695c">
            <text:p text:style-name="a2d4cff">ITIC</text:p>
          </table:table-cell>
          <table:table-cell table:style-name="a79695c"/>
          <table:table-cell table:style-name="a79695c"/>
          <table:table-cell table:style-name="a80e079">
            <text:p text:style-name="a47eac6">✕</text:p>
          </table:table-cell>
          <table:table-cell table:style-name="a0a4588">
            <text:p text:style-name="a581cef"/>
          </table:table-cell>
          <table:table-cell table:style-name="af81fcf">
            <text:p text:style-name="a0d141d"/>
          </table:table-cell>
          <table:table-cell table:style-name="ad4b58f">
            <text:p text:style-name="a9b2028"/>
          </table:table-cell>
        </table:table-row>
        <table:table-row table:style-name="a554e44">
          <table:table-cell table:number-columns-spanned="5" table:style-name="a14399a">
            <text:p text:style-name="aa09c0c">dd</text:p>
          </table:table-cell>
          <table:table-cell table:style-name="a14399a"/>
          <table:table-cell table:style-name="a14399a"/>
        </table:table-row>
        <table:table-row table:style-name="a8aa5c6">
          <table:table-cell table:number-columns-spanned="5" table:style-name="a7cda9b">
            <text:p text:style-name="a0cab36">Interagency Coordination</text:p>
          </table:table-cell>
          <table:table-cell table:style-name="a7cda9b"/>
          <table:table-cell table:style-name="a7cda9b"/>
        </table:table-row>
        <table:table-row table:style-name="aa02573">
          <table:table-cell table:style-name="a099118">
            <text:p text:style-name="a176e50">ITIC</text:p>
          </table:table-cell>
          <table:table-cell table:style-name="a099118"/>
          <table:table-cell table:style-name="a099118"/>
          <table:table-cell table:style-name="af87de5">
            <text:p text:style-name="ae197ff">✕</text:p>
          </table:table-cell>
          <table:table-cell table:style-name="a067683">
            <text:p text:style-name="ab3c920"/>
          </table:table-cell>
          <table:table-cell table:style-name="a930069">
            <text:p text:style-name="a554d63"/>
          </table:table-cell>
          <table:table-cell table:style-name="a9ffebf">
            <text:p text:style-name="a039368"/>
          </table:table-cell>
        </table:table-row>
        <table:table-row table:style-name="a6a8b66">
          <table:table-cell table:style-name="af54045">
            <text:p text:style-name="ad50a56">Interagency Partnerships: USAID, USGS, USTDA USFS, State Department, FEMA, DHS, USACE, NIST, NSF, Int’l Sea Grant</text:p>
          </table:table-cell>
          <table:table-cell table:style-name="af54045"/>
          <table:table-cell table:style-name="af54045"/>
          <table:table-cell table:style-name="aed3149">
            <text:p text:style-name="a5fc6da">✕</text:p>
          </table:table-cell>
          <table:table-cell table:style-name="a1ed79a">
            <text:p text:style-name="a3a4f80">✕</text:p>
          </table:table-cell>
          <table:table-cell table:style-name="aa3e0a9">
            <text:p text:style-name="aa5bed7">✕</text:p>
          </table:table-cell>
          <table:table-cell table:style-name="adad9c0">
            <text:p text:style-name="aec6c44">✕</text:p>
          </table:table-cell>
        </table:table-row>
        <table:table-row table:style-name="a16abf9">
          <table:table-cell table:style-name="aaf6192">
            <text:p text:style-name="aa2b179">Technical and Scientific Partnerships [IUGG/Tsunami Commission, US Scientific Professional Organizations (AGU, GSA, BSSA)]</text:p>
          </table:table-cell>
          <table:table-cell table:style-name="aaf6192"/>
          <table:table-cell table:style-name="aaf6192"/>
          <table:table-cell table:style-name="a1aa6f8">
            <text:p text:style-name="acdfbcf">✕</text:p>
          </table:table-cell>
          <table:table-cell table:style-name="ab040c5">
            <text:p text:style-name="a2d6ea7">✕</text:p>
          </table:table-cell>
          <table:table-cell table:style-name="a13d6fa">
            <text:p text:style-name="abed156">✕</text:p>
          </table:table-cell>
          <table:table-cell table:style-name="a77b057">
            <text:p text:style-name="af22ce1">✕</text:p>
          </table:table-cell>
        </table:table-row>
        <table:table-row table:style-name="ab42fd1">
          <table:table-cell table:style-name="ab1f383">
            <text:p text:style-name="a769c60">Regional and Global Sedismic Networks</text:p>
          </table:table-cell>
          <table:table-cell table:style-name="ab1f383"/>
          <table:table-cell table:style-name="ab1f383"/>
          <table:table-cell table:style-name="a58c9d6">
            <text:p text:style-name="a6fe893">✕</text:p>
          </table:table-cell>
          <table:table-cell table:style-name="a9c9921">
            <text:p text:style-name="ab1b075"/>
          </table:table-cell>
          <table:table-cell table:style-name="a05157c">
            <text:p text:style-name="afbf995"/>
          </table:table-cell>
          <table:table-cell table:style-name="aaf59ae">
            <text:p text:style-name="a3aaa48"/>
          </table:table-cell>
        </table:table-row>
        <table:table-row table:style-name="a43e619">
          <table:table-cell table:style-name="ac36a77">
            <text:p text:style-name="aef6f02">GLOSS O&amp;M</text:p>
          </table:table-cell>
          <table:table-cell table:style-name="ac36a77"/>
          <table:table-cell table:style-name="ac36a77"/>
          <table:table-cell table:style-name="a8cf193">
            <text:p text:style-name="a64ba0f"/>
          </table:table-cell>
          <table:table-cell table:style-name="aecea78">
            <text:p text:style-name="ae591cb">✕</text:p>
          </table:table-cell>
          <table:table-cell table:style-name="ad2cf5d">
            <text:p text:style-name="ab5d182"/>
          </table:table-cell>
          <table:table-cell table:style-name="ab1ad20">
            <text:p text:style-name="a4cfad8"/>
          </table:table-cell>
        </table:table-row>
        <table:table-row table:style-name="aa9de82">
          <table:table-cell table:style-name="aebe9cb">
            <text:p text:style-name="a2bc530">Bathymetry, Topography, Hydrography, Coastal Survey, Ocean Exploration, VDATUM</text:p>
          </table:table-cell>
          <table:table-cell table:style-name="aebe9cb"/>
          <table:table-cell table:style-name="aebe9cb"/>
          <table:table-cell table:style-name="ab45331">
            <text:p text:style-name="a768f95"/>
          </table:table-cell>
          <table:table-cell table:style-name="afa04b7">
            <text:p text:style-name="a8f77ed">✕</text:p>
          </table:table-cell>
          <table:table-cell table:style-name="ab19d06">
            <text:p text:style-name="ab7da0b">✕</text:p>
          </table:table-cell>
          <table:table-cell table:style-name="ac0e59c">
            <text:p text:style-name="af842b8"/>
          </table:table-cell>
        </table:table-row>
        <table:table-row table:style-name="aa15f66">
          <table:table-cell table:style-name="a1574c1">
            <text:p text:style-name="a892e3e">Coastal Community Resilience and Coastal Zone Management</text:p>
          </table:table-cell>
          <table:table-cell table:style-name="a1574c1"/>
          <table:table-cell table:style-name="a1574c1"/>
          <table:table-cell table:style-name="a8f8cf3">
            <text:p text:style-name="ae89ecb"/>
          </table:table-cell>
          <table:table-cell table:style-name="a142fc0">
            <text:p text:style-name="aee457a"/>
          </table:table-cell>
          <table:table-cell table:style-name="ad84032">
            <text:p text:style-name="a586c73">✕</text:p>
          </table:table-cell>
          <table:table-cell table:style-name="a754965">
            <text:p text:style-name="abb71d1">X</text:p>
          </table:table-cell>
        </table:table-row>
      </table:table>
      <text:p text:style-name="a57c0cb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name="Mangal1" svg:font-family="Mangal"/>
    <style:font-face style:name="Zapf Dingbats ITC" svg:font-family="'Zapf Dingbats ITC'"/>
    <style:font-face style:font-family-generic="modern" style:name="Courier New" svg:font-family="'Courier New'"/>
    <style:font-face style:font-family-generic="modern" style:name="MS Mincho" svg:font-family="'MS Mincho', '\uFF2D\uFF33 \u660E\u671D'"/>
    <style:font-face style:font-family-generic="roman" style:name="Calibri" svg:font-family="Calibri"/>
    <style:font-face style:font-family-generic="swiss" style:name="Univers LT Std 55" svg:font-family="'Univers LT Std 55', Cambria"/>
    <style:font-face style:font-pitch="variable" style:name="Mangal2" svg:font-family="Mangal"/>
    <style:font-face style:font-pitch="variable" style:name="Microsoft YaHei1" svg:font-family="'Microsoft YaHei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Calibri1" svg:font-family="Calibri"/>
    <style:font-face style:font-family-generic="swiss" style:font-pitch="variable" style:name="Tahoma" svg:font-family="Tahoma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swiss" style:font-pitch="variable" style:name="Calibri" svg:font-family="Calibri" svg:panose-1="2 15 5 2 2 2 4 3 2 4"/>
    <style:font-face style:font-family-generic="modern" style:font-pitch="fixed" style:name="MS Mincho" svg:font-family="MS Mincho" svg:panose-1="2 2 6 9 4 2 5 8 3 4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>
      <style:paragraph-properties fo:text-align="justify" style:line-height-at-least="6.35mm"/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family="paragraph" style:name="Pa2" style:next-style-name="Standard" style:parent-style-name="Standard">
      <style:paragraph-properties fo:text-align="left" style:line-height-at-least="2.13mm"/>
      <style:text-properties style:font-name="Univers LT Std 55" style:font-name-asian="Calibri1" style:font-name-complex="Times New Roman"/>
    </style:style>
    <style:style style:family="paragraph" style:name="Pa1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family="paragraph" style:name="Pa3" style:next-style-name="Standard" style:parent-style-name="Standard">
      <style:paragraph-properties fo:text-align="left" style:line-height-at-least="4.25mm"/>
      <style:text-properties style:font-name="Univers LT Std 55" style:font-name-asian="Calibri1" style:font-name-complex="Times New Roman"/>
    </style:style>
    <style:style style:family="paragraph" style:name="Verzeichnis" style:parent-style-name="Standard">
      <style:text-properties style:font-name-complex="Mangal1"/>
    </style:style>
    <style:style style:display-name="Table Contents" style:family="paragraph" style:name="Table_20_Contents" style:parent-style-name="Standard"/>
    <style:style style:family="paragraph" style:name="CM1" style:next-style-name="Standard" style:parent-style-name="Standard">
      <style:paragraph-properties style:line-height-at-least="5.52mm"/>
      <style:text-properties style:font-name="Arial" style:font-name-complex="Arial"/>
    </style:style>
    <style:style style:display-name="Normal (Web)" style:family="paragraph" style:name="Normal_20__28_Web_29_" style:parent-style-name="Standard">
      <style:paragraph-properties fo:margin-bottom="4.94mm" fo:margin-top="4.94mm"/>
    </style:style>
    <style:style style:display-name="List Paragraph" style:family="paragraph" style:name="List_20_Paragraph" style:parent-style-name="Standard">
      <style:paragraph-properties fo:margin-left="12.7mm" fo:margin-right="0.0mm" fo:text-indent="0.0mm"/>
    </style:style>
    <style:style style:family="paragraph" style:name="CM2" style:next-style-name="Standard" style:parent-style-name="Standard">
      <style:paragraph-properties style:line-height-at-least="5.52mm"/>
      <style:text-properties style:font-name="Arial" style:font-name-complex="Arial"/>
    </style:style>
    <style:style style:family="paragraph" style:name="Index" style:parent-style-name="Standard">
      <style:text-properties style:font-name-complex="Mangal1" style:font-size-asian="12.0pt"/>
    </style:style>
    <style:style style:display-name="Comment Text" style:family="paragraph" style:name="Comment_20_Text" style:parent-style-name="Standard">
      <style:text-properties fo:font-size="10.0pt" style:font-size-asian="10.0pt"/>
    </style:style>
    <style:style style:display-name="Tabellen Inhalt" style:family="paragraph" style:name="Tabellen_20_Inhalt" style:parent-style-name="Standard"/>
    <style:style style:display-name="Colorful Shading - Accent 1" style:family="paragraph" style:name="Colorful_20_Shading_20_-_20_Accent_20_1" style:parent-style-name="default_paragraph_style">
      <style:text-properties fo:country="US" fo:font-size="12.0pt" fo:language="en" style:font-name="Times New Roman" style:font-name-asian="Times New Roman" style:font-name-complex="Times New Roman" style:font-size-asian="12.0pt" style:use-window-font-color="true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Rahmeninhalt" style:parent-style-name="Text_20_body"/>
    <style:style style:display-name="Frame contents" style:family="paragraph" style:name="Frame_20_contents" style:parent-style-name="Standard"/>
    <style:style style:family="paragraph" style:name="List" style:parent-style-name="Text_20_body">
      <style:text-properties style:font-name-complex="Mangal1"/>
    </style:style>
    <style:style style:display-name="HTML Preformatted" style:family="paragraph" style:name="HTML_20_Preformatted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untry="none" fo:font-size="10.0pt" fo:language="zxx" style:country-asian="none" style:country-complex="none" style:font-name="Courier New" style:font-name-complex="Courier New" style:font-size-asian="10.0pt" style:language-asian="zxx"/>
    </style:style>
    <style:style style:display-name="Tabellen Überschrift" style:family="paragraph" style:name="Tabellen_20_Überschrift" style:parent-style-name="Tabellen_20_Inhalt">
      <style:paragraph-properties fo:text-align="center"/>
      <style:text-properties fo:font-weight="bold" style:font-weight-asian="bold" style:font-weight-complex="bold"/>
    </style:style>
    <style:style style:family="paragraph" style:name="Beschriftung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Comment Subject" style:family="paragraph" style:name="Comment_20_Subject" style:next-style-name="Comment_20_Text" style:parent-style-name="Comment_20_Text">
      <style:paragraph-properties/>
      <style:text-properties fo:font-weight="bold" style:font-weight-asian="bold" style:font-weight-complex="bold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Standard" style:parent-style-name="Standard">
      <style:paragraph-properties/>
      <style:text-properties fo:font-size="10.0pt" fo:font-weight="bold" style:font-size-asian="10.0pt" style:font-weight-asian="bold" style:font-weight-complex="bold"/>
    </style:style>
    <style:style style:default-outline-level="2" style:display-name="Heading 2" style:family="paragraph" style:name="Heading_20_2" style:next-style-name="Standard" style:parent-style-name="Standard">
      <style:paragraph-properties fo:margin-bottom="1.06mm" fo:margin-top="4.23mm"/>
      <style:text-properties fo:font-size="14.0pt" fo:font-style="italic" fo:font-weight="bold" style:font-name="Arial" style:font-name-complex="Arial" style:font-size-asian="14.0pt" style:font-style-asian="italic" style:font-style-complex="italic" style:font-weight-asian="bold" style:font-weight-complex="bold"/>
    </style:style>
    <style:style style:display-name="Balloon Text" style:family="paragraph" style:name="Balloon_20_Text" style:parent-style-name="Standard">
      <style:text-properties fo:font-size="8.0pt" style:font-name="Tahoma" style:font-name-complex="Tahoma" style:font-size-asian="8.0pt"/>
    </style:style>
    <style:style style:default-outline-level="3" style:display-name="Heading 3" style:family="paragraph" style:name="Heading_20_3" style:next-style-name="Standard" style:parent-style-name="Standard">
      <style:paragraph-properties fo:margin-bottom="1.06mm" fo:margin-top="4.23mm"/>
      <style:text-properties fo:font-size="13.0pt" fo:font-weight="bold" style:font-name="Arial" style:font-name-complex="Arial" style:font-size-asian="13.0pt" style:font-weight-asian="bold" style:font-weight-complex="bold"/>
    </style:style>
    <style:style style:family="paragraph" style:name="Überschrift" style:next-style-name="Text_20_body" style:parent-style-name="Standard">
      <style:paragraph-properties fo:margin-bottom="2.12mm" fo:margin-top="4.23mm"/>
      <style:text-properties fo:font-size="14.0pt" style:font-name="Arial" style:font-name-asian="Microsoft YaHei1" style:font-name-complex="Mangal2" style:font-size-asian="14.0pt"/>
    </style:style>
    <style:style style:family="paragraph" style:name="Head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Colorful List - Accent 1" style:family="paragraph" style:name="Colorful_20_List_20_-_20_Accent_20_1" style:parent-style-name="Standard">
      <style:paragraph-properties fo:margin-left="12.7mm" fo:margin-right="0.0mm" fo:text-indent="0.0mm"/>
    </style:style>
    <style:style style:family="paragraph" style:name="Footer" style:parent-style-name="Standard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display-name="Plain Text" style:family="paragraph" style:name="Plain_20_Text" style:parent-style-name="Standard">
      <style:paragraph-properties fo:line-height="100%" fo:text-align="left"/>
      <style:text-properties fo:font-size="10.0pt" style:font-name="Courier New" style:font-name-complex="Courier New" style:font-size-asian="10.0pt"/>
    </style:style>
    <style:style style:family="paragraph" style:name="Pa0" style:next-style-name="Standard" style:parent-style-name="Standard">
      <style:paragraph-properties fo:text-align="left" style:line-height-at-least="2.49mm"/>
      <style:text-properties style:font-name="Univers LT Std 55" style:font-name-asian="Calibri1" style:font-name-complex="Times New Roman"/>
    </style:style>
    <style:style style:family="text" style:name="WW8Num26ztrue" style:parent-style-name="default_character_style"/>
    <style:style style:family="text" style:name="WW-WW8Num34ztrue1" style:parent-style-name="default_character_style"/>
    <style:style style:family="text" style:name="WW-WW8Num36ztrue" style:parent-style-name="default_character_style"/>
    <style:style style:family="text" style:name="A0" style:parent-style-name="default_character_style">
      <style:text-properties fo:color="#000000" fo:font-size="7.0pt" style:font-name="Zapf Dingbats ITC" style:font-name-complex="Zapf Dingbats ITC" style:font-size-asian="7.0pt"/>
    </style:style>
    <style:style style:display-name="Strong Emphasis" style:family="text" style:name="Strong_20_Emphasis" style:parent-style-name="default_character_style">
      <style:text-properties fo:font-weight="bold" style:font-weight-asian="bold" style:font-weight-complex="bold"/>
    </style:style>
    <style:style style:family="text" style:name="WW8NumSt44z0" style:parent-style-name="default_character_style">
      <style:text-properties fo:font-size="11.0pt" style:font-name="Arial" style:font-name-complex="Wingdings" style:font-size-asian="11.0pt"/>
    </style:style>
    <style:style style:family="text" style:name="WW8Num22z1" style:parent-style-name="default_character_style">
      <style:text-properties style:font-name="Courier New" style:font-name-complex="Courier New"/>
    </style:style>
    <style:style style:family="text" style:name="WW-WW8Num23ztrue1234" style:parent-style-name="default_character_style"/>
    <style:style style:family="text" style:name="WW-WW8Num41ztrue1" style:parent-style-name="default_character_style"/>
    <style:style style:display-name="Default Paragraph Font" style:family="text" style:name="Default_20_Paragraph_20_Font" style:parent-style-name="default_character_style"/>
    <style:style style:family="text" style:name="WW8Num22z0" style:parent-style-name="default_character_style">
      <style:text-properties style:font-name="Symbol" style:font-name-complex="Symbol"/>
    </style:style>
    <style:style style:family="text" style:name="WW8Num22z2" style:parent-style-name="default_character_style">
      <style:text-properties style:font-name="Wingdings" style:font-name-complex="Wingdings"/>
    </style:style>
    <style:style style:family="text" style:name="WW-WW8Num27ztrue123" style:parent-style-name="default_character_style"/>
    <style:style style:family="text" style:name="WW-WW8Num8ztrue123" style:parent-style-name="default_character_style"/>
    <style:style style:family="text" style:name="WW-WW8Num16ztrue12" style:parent-style-name="default_character_style"/>
    <style:style style:family="text" style:name="WW8Num41ztrue" style:parent-style-name="default_character_style"/>
    <style:style style:family="text" style:name="WW-WW8Num41ztrue1234" style:parent-style-name="default_character_style"/>
    <style:style style:family="text" style:name="WW8Num8ztrue" style:parent-style-name="default_character_style"/>
    <style:style style:family="text" style:name="WW8Num18z2" style:parent-style-name="default_character_style">
      <style:text-properties style:font-name="Wingdings" style:font-name-complex="Wingdings"/>
    </style:style>
    <style:style style:family="text" style:name="WW8Num18z1" style:parent-style-name="default_character_style">
      <style:text-properties style:font-name="Courier New" style:font-name-complex="Courier New"/>
    </style:style>
    <style:style style:family="text" style:name="WW8Num18z0" style:parent-style-name="default_character_style">
      <style:text-properties style:font-name="Symbol" style:font-name-complex="Symbol"/>
    </style:style>
    <style:style style:family="text" style:name="WW-WW8Num31ztrue1234" style:parent-style-name="default_character_style"/>
    <style:style style:family="text" style:name="WW8Num43ztrue" style:parent-style-name="default_character_style"/>
    <style:style style:family="text" style:name="WW8Num2z0" style:parent-style-name="default_character_style">
      <style:text-properties style:font-name="Symbol" style:font-name-complex="Symbol"/>
    </style:style>
    <style:style style:family="text" style:name="WW-WW8Num7ztrue" style:parent-style-name="default_character_style"/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3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0z0" style:parent-style-name="default_character_style">
      <style:text-properties style:font-name="Symbol" style:font-name-complex="Symbol"/>
    </style:style>
    <style:style style:family="text" style:name="WW-WW8Num36ztrue123" style:parent-style-name="default_character_style"/>
    <style:style style:family="text" style:name="WW8Num31ztrue" style:parent-style-name="default_character_style"/>
    <style:style style:family="text" style:name="WW-WW8Num4ztrue1" style:parent-style-name="default_character_style"/>
    <style:style style:family="text" style:name="WW-WW8Num33ztrue123456" style:parent-style-name="default_character_style"/>
    <style:style style:family="text" style:name="WW-WW8Num15ztrue1234" style:parent-style-name="default_character_style"/>
    <style:style style:family="text" style:name="WW-WW8Num43ztrue1234" style:parent-style-name="default_character_style"/>
    <style:style style:family="text" style:name="WW-WW8Num34ztrue" style:parent-style-name="default_character_style"/>
    <style:style style:family="text" style:name="WW-WW8Num41ztrue" style:parent-style-name="default_character_style"/>
    <style:style style:family="text" style:name="WW-WW8Num27ztrue12" style:parent-style-name="default_character_style"/>
    <style:style style:family="text" style:name="WW-WW8Num23ztrue12" style:parent-style-name="default_character_style"/>
    <style:style style:family="text" style:name="WW-WW8Num23ztrue123456" style:parent-style-name="default_character_style"/>
    <style:style style:family="text" style:name="WW-WW8Num15ztrue123" style:parent-style-name="default_character_style"/>
    <style:style style:family="text" style:name="WW8Num2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11zfalse" style:parent-style-name="default_character_style"/>
    <style:style style:family="text" style:name="WW-WW8Num26ztrue1" style:parent-style-name="default_character_style"/>
    <style:style style:family="text" style:name="WW-WW8Num34ztrue123456" style:parent-style-name="default_character_style"/>
    <style:style style:family="text" style:name="WW-WW8Num31ztrue123" style:parent-style-name="default_character_style"/>
    <style:style style:family="text" style:name="WW-WW8Num15ztrue1" style:parent-style-name="default_character_style"/>
    <style:style style:family="text" style:name="WW-WW8Num15ztrue" style:parent-style-name="default_character_style"/>
    <style:style style:family="text" style:name="WW8Num19z1" style:parent-style-name="default_character_style">
      <style:text-properties style:font-name="Courier New" style:font-name-complex="Courier New"/>
    </style:style>
    <style:style style:family="text" style:name="WW8Num19z0" style:parent-style-name="default_character_style">
      <style:text-properties style:font-name="Symbol" style:font-name-complex="Symbol"/>
    </style:style>
    <style:style style:family="text" style:name="WW-WW8Num43ztrue123456" style:parent-style-name="default_character_style"/>
    <style:style style:family="text" style:name="WW8Num19z2" style:parent-style-name="default_character_style">
      <style:text-properties style:font-name="Wingdings" style:font-name-complex="Wingdings"/>
    </style:style>
    <style:style style:family="text" style:name="WW-WW8Num27ztrue1" style:parent-style-name="default_character_style"/>
    <style:style style:family="text" style:name="WW-WW8Num15ztrue123456" style:parent-style-name="default_character_style"/>
    <style:style style:family="text" style:name="WW8Num3z0" style:parent-style-name="default_character_style">
      <style:text-properties style:font-name="Symbol" style:font-name-complex="Symbol"/>
    </style:style>
    <style:style style:family="text" style:name="WW8Num11z0" style:parent-style-name="default_character_style">
      <style:text-properties fo:font-size="12.0pt" style:font-name="Symbol" style:font-name-complex="Symbol" style:font-size-asian="12.0pt"/>
    </style:style>
    <style:style style:family="text" style:name="WW8NumSt2z0" style:parent-style-name="default_character_style">
      <style:text-properties fo:font-size="11.0pt" style:font-name="Arial" style:font-name-complex="Arial" style:font-size-asian="11.0pt"/>
    </style:style>
    <style:style style:family="text" style:name="WW8Num4zfalse" style:parent-style-name="default_character_style"/>
    <style:style style:family="text" style:name="WW8Num3z1" style:parent-style-name="default_character_style">
      <style:text-properties style:font-name="Courier New" style:font-name-complex="Courier New"/>
    </style:style>
    <style:style style:family="text" style:name="WW8Num4ztrue" style:parent-style-name="default_character_style"/>
    <style:style style:family="text" style:name="WW8Num3z2" style:parent-style-name="default_character_style">
      <style:text-properties style:font-name="Wingdings" style:font-name-complex="Wingdings"/>
    </style:style>
    <style:style style:family="text" style:name="WW8Num23zfalse" style:parent-style-name="default_character_style"/>
    <style:style style:family="text" style:name="WW-WW8Num36ztrue12345" style:parent-style-name="default_character_style"/>
    <style:style style:family="text" style:name="WW-WW8Num31ztrue12" style:parent-style-name="default_character_style"/>
    <style:style style:family="text" style:name="WW-WW8Num7ztrue12345" style:parent-style-name="default_character_style"/>
    <style:style style:family="text" style:name="WW-WW8Num11ztrue1234" style:parent-style-name="default_character_style"/>
    <style:style style:family="text" style:name="WW8Num28z2" style:parent-style-name="default_character_style">
      <style:text-properties style:font-name="Wingdings" style:font-name-complex="Wingdings"/>
    </style:style>
    <style:style style:family="text" style:name="WW-WW8Num31ztrue" style:parent-style-name="default_character_style"/>
    <style:style style:family="text" style:name="WW-WW8Num33ztrue12" style:parent-style-name="default_character_style"/>
    <style:style style:family="text" style:name="WW-WW8Num34ztrue12" style:parent-style-name="default_character_style"/>
    <style:style style:family="text" style:name="WW8Num16zfalse" style:parent-style-name="default_character_style"/>
    <style:style style:family="text" style:name="WW8Num28z1" style:parent-style-name="default_character_style">
      <style:text-properties style:font-name="Courier New" style:font-name-complex="Courier New"/>
    </style:style>
    <style:style style:family="text" style:name="WW8Num36zfalse" style:parent-style-name="default_character_style">
      <style:text-properties fo:font-size="10.0pt" style:font-size-asian="10.0pt"/>
    </style:style>
    <style:style style:family="text" style:name="WW8Num28z0" style:parent-style-name="default_character_style">
      <style:text-properties style:font-name="Symbol" style:font-name-complex="Symbol"/>
    </style:style>
    <style:style style:family="text" style:name="WW8Num20z2" style:parent-style-name="default_character_style">
      <style:text-properties style:font-name="Wingdings" style:font-name-complex="Wingdings"/>
    </style:style>
    <style:style style:family="text" style:name="WW-WW8Num32ztrue123456" style:parent-style-name="default_character_style"/>
    <style:style style:family="text" style:name="WW8Num43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8Num20z1" style:parent-style-name="default_character_style">
      <style:text-properties style:font-name="Courier New" style:font-name-complex="Courier New"/>
    </style:style>
    <style:style style:family="text" style:name="WW8Num20z0" style:parent-style-name="default_character_style">
      <style:text-properties style:font-name="Symbol" style:font-name-complex="Symbol"/>
    </style:style>
    <style:style style:family="text" style:name="WW8Num8zfalse" style:parent-style-name="default_character_style"/>
    <style:style style:family="text" style:name="WW-WW8Num33ztrue1" style:parent-style-name="default_character_style"/>
    <style:style style:family="text" style:name="WW-WW8Num7ztrue123456" style:parent-style-name="default_character_style"/>
    <style:style style:family="text" style:name="WW8Num16ztrue" style:parent-style-name="default_character_style"/>
    <style:style style:family="text" style:name="WW-WW8Num16ztrue" style:parent-style-name="default_character_style"/>
    <style:style style:family="text" style:name="WW8Num39z2" style:parent-style-name="default_character_style">
      <style:text-properties style:font-name="Wingdings" style:font-name-complex="Wingdings"/>
    </style:style>
    <style:style style:family="text" style:name="WW8Num16z0" style:parent-style-name="default_character_style">
      <style:text-properties fo:font-size="10.0pt" style:font-size-asian="10.0pt"/>
    </style:style>
    <style:style style:family="text" style:name="WW8Num39z0" style:parent-style-name="default_character_style">
      <style:text-properties style:font-name="Symbol" style:font-name-complex="Symbol"/>
    </style:style>
    <style:style style:family="text" style:name="WW8Num39z1" style:parent-style-name="default_character_style">
      <style:text-properties style:font-name="Courier New" style:font-name-complex="Courier New"/>
    </style:style>
    <style:style style:family="text" style:name="WW-WW8Num36ztrue1234" style:parent-style-name="default_character_style"/>
    <style:style style:family="text" style:name="WW-WW8Num27ztrue" style:parent-style-name="default_character_style"/>
    <style:style style:family="text" style:name="WW8Num31z0" style:parent-style-name="default_character_style">
      <style:text-properties style:text-underline-style="none"/>
    </style:style>
    <style:style style:family="text" style:name="WW8Num4z0" style:parent-style-name="default_character_style">
      <style:text-properties style:font-name="Symbol" style:font-name-complex="Symbol"/>
    </style:style>
    <style:style style:family="text" style:name="WW8Num29z2" style:parent-style-name="default_character_style">
      <style:text-properties style:font-name="Wingdings" style:font-name-complex="Wingdings"/>
    </style:style>
    <style:style style:family="text" style:name="WW-WW8Num36ztrue1" style:parent-style-name="default_character_style"/>
    <style:style style:family="text" style:name="WW8Num29z1" style:parent-style-name="default_character_style">
      <style:text-properties style:font-name="Courier New" style:font-name-complex="Courier New"/>
    </style:style>
    <style:style style:family="text" style:name="WW-WW8Num31ztrue12345" style:parent-style-name="default_character_style"/>
    <style:style style:family="text" style:name="WW8Num36ztrue" style:parent-style-name="default_character_style"/>
    <style:style style:family="text" style:name="WW-WW8Num7ztrue123" style:parent-style-name="default_character_style"/>
    <style:style style:family="text" style:name="WW-WW8Num26ztrue" style:parent-style-name="default_character_style"/>
    <style:style style:family="text" style:name="WW8Num29z0" style:parent-style-name="default_character_style">
      <style:text-properties style:font-name="Symbol" style:font-name-complex="Symbol"/>
    </style:style>
    <style:style style:family="text" style:name="WW8Num21z2" style:parent-style-name="default_character_style">
      <style:text-properties style:font-name="Wingdings" style:font-name-complex="Wingdings"/>
    </style:style>
    <style:style style:family="text" style:name="WW8Num44z2" style:parent-style-name="default_character_style">
      <style:text-properties fo:font-size="10.0pt" style:font-name="Wingdings" style:font-name-complex="Wingdings" style:font-size-asian="10.0pt"/>
    </style:style>
    <style:style style:family="text" style:name="WW8Num21z1" style:parent-style-name="default_character_style">
      <style:text-properties style:font-name="Courier New" style:font-name-complex="Courier New"/>
    </style:style>
    <style:style style:family="text" style:name="WW8Num44z0" style:parent-style-name="default_character_style">
      <style:text-properties fo:font-size="10.0pt" style:font-name="Symbol" style:font-name-complex="Symbol" style:font-size-asian="10.0pt"/>
    </style:style>
    <style:style style:family="text" style:name="WW8Num44z1" style:parent-style-name="default_character_style">
      <style:text-properties fo:font-size="10.0pt" style:font-name="Courier New" style:font-name-complex="Courier New" style:font-size-asian="10.0pt"/>
    </style:style>
    <style:style style:family="text" style:name="WW-WW8Num11ztrue" style:parent-style-name="default_character_style"/>
    <style:style style:family="text" style:name="WW8Num21z0" style:parent-style-name="default_character_style">
      <style:text-properties style:font-name="Symbol" style:font-name-complex="Symbol"/>
    </style:style>
    <style:style style:family="text" style:name="WW-WW8Num8ztrue1" style:parent-style-name="default_character_style"/>
    <style:style style:family="text" style:name="WW-WW8Num8ztrue12" style:parent-style-name="default_character_style"/>
    <style:style style:family="text" style:name="WW-WW8Num36ztrue12" style:parent-style-name="default_character_style"/>
    <style:style style:family="text" style:name="WW-WW8Num33ztrue123" style:parent-style-name="default_character_style"/>
    <style:style style:family="text" style:name="WW8Num17z2" style:parent-style-name="default_character_style">
      <style:text-properties style:font-name="Wingdings" style:font-name-complex="Wingdings"/>
    </style:style>
    <style:style style:family="text" style:name="WW-WW8Num27ztrue1234" style:parent-style-name="default_character_style"/>
    <style:style style:family="text" style:name="WW-WW8Num11ztrue12345" style:parent-style-name="default_character_style"/>
    <style:style style:family="text" style:name="WW-WW8Num33ztrue1234" style:parent-style-name="default_character_style"/>
    <style:style style:family="text" style:name="WW8Num17z1" style:parent-style-name="default_character_style">
      <style:text-properties style:font-name="Courier New" style:font-name-complex="Courier New"/>
    </style:style>
    <style:style style:family="text" style:name="WW8Num17z0" style:parent-style-name="default_character_style">
      <style:text-properties style:font-name="Symbol" style:font-name-complex="Symbol"/>
    </style:style>
    <style:style style:family="text" style:name="WW8Num7zfalse" style:parent-style-name="default_character_style">
      <style:text-properties fo:font-size="10.0pt" style:font-size-asian="10.0pt"/>
    </style:style>
    <style:style style:family="text" style:name="WW-WW8Num7ztrue1" style:parent-style-name="default_character_style"/>
    <style:style style:family="text" style:name="WW8Num15zfalse" style:parent-style-name="default_character_style"/>
    <style:style style:family="text" style:name="WW8Num5z1" style:parent-style-name="default_character_style">
      <style:text-properties style:font-name="Courier New" style:font-name-complex="Courier New"/>
    </style:style>
    <style:style style:family="text" style:name="WW8Num5z2" style:parent-style-name="default_character_style">
      <style:text-properties style:font-name="Wingdings" style:font-name-complex="Wingdings"/>
    </style:style>
    <style:style style:family="text" style:name="WW8Num5z0" style:parent-style-name="default_character_style">
      <style:text-properties style:font-name="Symbol" style:font-name-complex="Symbol"/>
    </style:style>
    <style:style style:family="text" style:name="WW-WW8Num32ztrue1234" style:parent-style-name="default_character_style"/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true" style:parent-style-name="default_character_style"/>
    <style:style style:family="text" style:name="Absatz-Standardschriftart" style:parent-style-name="default_character_style"/>
    <style:style style:family="text" style:name="WW-WW8Num4ztrue123" style:parent-style-name="default_character_style"/>
    <style:style style:family="text" style:name="WW8Num11ztrue" style:parent-style-name="default_character_style"/>
    <style:style style:family="text" style:name="WW-WW8Num11ztrue1" style:parent-style-name="default_character_style"/>
    <style:style style:family="text" style:name="WW-WW8Num33ztrue12345" style:parent-style-name="default_character_style"/>
    <style:style style:family="text" style:name="WW-WW8Num31ztrue1" style:parent-style-name="default_character_style"/>
    <style:style style:family="text" style:name="WW-WW8Num15ztrue12" style:parent-style-name="default_character_style"/>
    <style:style style:family="text" style:name="WW-WW8Num11ztrue12" style:parent-style-name="default_character_style"/>
    <style:style style:family="text" style:name="WW-WW8Num32ztrue123" style:parent-style-name="default_character_style"/>
    <style:style style:family="text" style:name="WW-WW8Num7ztrue12" style:parent-style-name="default_character_style"/>
    <style:style style:family="text" style:name="WW8Num27ztrue" style:parent-style-name="default_character_style"/>
    <style:style style:family="text" style:name="WW-WW8Num16ztrue12345" style:parent-style-name="default_character_style"/>
    <style:style style:family="text" style:name="Emphasis" style:parent-style-name="default_character_style">
      <style:text-properties fo:font-style="italic" fo:font-weight="bold" style:font-style-asian="italic" style:font-style-complex="italic" style:font-weight-asian="bold" style:font-weight-complex="bold"/>
    </style:style>
    <style:style style:family="text" style:name="WW-WW8Num11ztrue123456" style:parent-style-name="default_character_style"/>
    <style:style style:family="text" style:name="WW-WW8Num41ztrue12345" style:parent-style-name="default_character_style"/>
    <style:style style:family="text" style:name="WW8Num34zfalse" style:parent-style-name="default_character_style">
      <style:text-properties fo:font-size="10.0pt" style:font-size-asian="10.0pt"/>
    </style:style>
    <style:style style:family="text" style:name="WW-WW8Num27ztrue123456" style:parent-style-name="default_character_style"/>
    <style:style style:family="text" style:name="WW-WW8Num31ztrue123456" style:parent-style-name="default_character_style"/>
    <style:style style:family="text" style:name="WW-WW8Num41ztrue123456" style:parent-style-name="default_character_style"/>
    <style:style style:family="text" style:name="WW-WW8Num26ztrue12345" style:parent-style-name="default_character_style"/>
    <style:style style:family="text" style:name="WW8Num14z2" style:parent-style-name="default_character_style">
      <style:text-properties style:font-name="Wingdings" style:font-name-complex="Wingdings"/>
    </style:style>
    <style:style style:family="text" style:name="WW8Num37z2" style:parent-style-name="default_character_style">
      <style:text-properties style:font-name="Wingdings" style:font-name-complex="Wingdings"/>
    </style:style>
    <style:style style:family="text" style:name="WW8Num14z1" style:parent-style-name="default_character_style">
      <style:text-properties style:font-name="Courier New" style:font-name-complex="Courier New"/>
    </style:style>
    <style:style style:family="text" style:name="WW8Num37z0" style:parent-style-name="default_character_style">
      <style:text-properties style:font-name="Symbol" style:font-name-complex="Symbol"/>
    </style:style>
    <style:style style:family="text" style:name="WW8Num37z1" style:parent-style-name="default_character_style">
      <style:text-properties style:font-name="Courier New" style:font-name-complex="Courier New"/>
    </style:style>
    <style:style style:display-name="Internet link" style:family="text" style:name="Internet_20_link" style:parent-style-name="default_character_style">
      <style:text-properties fo:color="#0000ff" style:text-underline-style="solid"/>
    </style:style>
    <style:style style:family="text" style:name="WW8Num14z0" style:parent-style-name="default_character_style">
      <style:text-properties style:font-name="Symbol" style:font-name-complex="Symbol"/>
    </style:style>
    <style:style style:family="text" style:name="WW-WW8Num4ztrue" style:parent-style-name="default_character_style"/>
    <style:style style:family="text" style:name="WW8Num6z0" style:parent-style-name="default_character_style">
      <style:text-properties style:font-name="Symbol" style:font-name-complex="Symbo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-WW8Num32ztrue12345" style:parent-style-name="default_character_style"/>
    <style:style style:family="text" style:name="WW-WW8Num8ztrue" style:parent-style-name="default_character_style"/>
    <style:style style:family="text" style:name="WW-WW8Num26ztrue123456" style:parent-style-name="default_character_style"/>
    <style:style style:family="text" style:name="WW-WW8Num26ztrue123" style:parent-style-name="default_character_style"/>
    <style:style style:family="text" style:name="WW-WW8Num16ztrue123456" style:parent-style-name="default_character_style"/>
    <style:style style:family="text" style:name="WW-WW8Num11ztrue123" style:parent-style-name="default_character_style"/>
    <style:style style:family="text" style:name="WW-WW8Num23ztrue12345" style:parent-style-name="default_character_style"/>
    <style:style style:family="text" style:name="WW-WW8Num15ztrue12345" style:parent-style-name="default_character_style"/>
    <style:style style:family="text" style:name="WW-WW8Num41ztrue12" style:parent-style-name="default_character_style"/>
    <style:style style:family="text" style:name="WW-WW8Num26ztrue12" style:parent-style-name="default_character_style"/>
    <style:style style:family="text" style:name="WW-WW8Num43ztrue123" style:parent-style-name="default_character_style"/>
    <style:style style:display-name="Page Number" style:family="text" style:name="Page_20_Number" style:parent-style-name="Default_20_Paragraph_20_Font"/>
    <style:style style:family="text" style:name="WW8Num42z4" style:parent-style-name="default_character_style">
      <style:text-properties style:font-name="Courier New" style:font-name-complex="Courier New"/>
    </style:style>
    <style:style style:family="text" style:name="WW8Num41zfalse" style:parent-style-name="default_character_style"/>
    <style:style style:family="text" style:name="WW8Num42z2" style:parent-style-name="default_character_style">
      <style:text-properties style:font-name="Wingdings" style:font-name-complex="Wingdings"/>
    </style:style>
    <style:style style:family="text" style:name="WW-WW8Num16ztrue1" style:parent-style-name="default_character_style"/>
    <style:style style:family="text" style:name="WW8Num42z0" style:parent-style-name="default_character_style">
      <style:text-properties style:font-name="Symbol" style:font-name-complex="Symbol"/>
    </style:style>
    <style:style style:family="text" style:name="WW-WW8Num36ztrue123456" style:parent-style-name="default_character_style"/>
    <style:style style:family="text" style:name="WW-WW8Num43ztrue1" style:parent-style-name="default_character_style"/>
    <style:style style:family="text" style:name="WW-WW8Num34ztrue1234" style:parent-style-name="default_character_style"/>
    <style:style style:family="text" style:name="WW8Num15ztrue" style:parent-style-name="default_character_style"/>
    <style:style style:family="text" style:name="WW-WW8Num8ztrue12345" style:parent-style-name="default_character_style"/>
    <style:style style:family="text" style:name="WW8Num38z1" style:parent-style-name="default_character_style">
      <style:text-properties style:font-name="Courier New" style:font-name-complex="Courier New"/>
    </style:style>
    <style:style style:display-name="HTML Preformatted Char" style:family="text" style:name="HTML_20_Preformatted_20_Char" style:parent-style-name="default_character_style">
      <style:text-properties style:font-name="Courier New" style:font-name-complex="Courier New"/>
    </style:style>
    <style:style style:family="text" style:name="WW8Num15z0" style:parent-style-name="default_character_style">
      <style:text-properties fo:font-size="10.0pt" style:font-name="Times New Roman" style:font-name-asian="Times New Roman" style:font-name-complex="Times New Roman" style:font-size-asian="10.0pt"/>
    </style:style>
    <style:style style:family="text" style:name="WW-WW8Num7ztrue1234" style:parent-style-name="default_character_style"/>
    <style:style style:family="text" style:name="WW8Num38z2" style:parent-style-name="default_character_style">
      <style:text-properties style:font-name="Wingdings" style:font-name-complex="Wingdings"/>
    </style:style>
    <style:style style:family="text" style:name="WW-WW8Num43ztrue12345" style:parent-style-name="default_character_style"/>
    <style:style style:family="text" style:name="WW8Num38z0" style:parent-style-name="default_character_style">
      <style:text-properties style:font-name="Symbol" style:font-name-complex="Symbol"/>
    </style:style>
    <style:style style:family="text" style:name="WW-WW8Num23ztrue123" style:parent-style-name="default_character_style"/>
    <style:style style:family="text" style:name="WW8Num30z0" style:parent-style-name="default_character_style">
      <style:text-properties style:font-name="Symbol" style:font-name-complex="Symbol"/>
    </style:style>
    <style:style style:family="text" style:name="WW-WW8Num32ztrue1" style:parent-style-name="default_character_style"/>
    <style:style style:family="text" style:name="WW8Num30z2" style:parent-style-name="default_character_style">
      <style:text-properties style:font-name="Wingdings" style:font-name-complex="Wingdings"/>
    </style:style>
    <style:style style:family="text" style:name="WW8Num30z1" style:parent-style-name="default_character_style">
      <style:text-properties style:font-name="Courier New" style:font-name-complex="Courier New"/>
    </style:style>
    <style:style style:family="text" style:name="WW8Num8z0" style:parent-style-name="default_character_style">
      <style:text-properties style:font-name="Symbol" style:font-name-complex="Symbol"/>
    </style:style>
    <style:style style:family="text" style:name="WW8Num34ztrue" style:parent-style-name="default_character_style"/>
    <style:style style:family="text" style:name="WW8Num26zfalse" style:parent-style-name="default_character_style"/>
    <style:style style:family="text" style:name="WW-WW8Num32ztrue12" style:parent-style-name="default_character_style"/>
    <style:style style:family="text" style:name="WW8Num24z3" style:parent-style-name="default_character_style">
      <style:text-properties style:font-name="Symbol" style:font-name-complex="Symbol"/>
    </style:style>
    <style:style style:family="text" style:name="WW8Num24z2" style:parent-style-name="default_character_style">
      <style:text-properties style:font-name="Wingdings" style:font-name-complex="Wingdings"/>
    </style:style>
    <style:style style:family="text" style:name="WW-WW8Num26ztrue1234" style:parent-style-name="default_character_style"/>
    <style:style style:family="text" style:name="WW8Num24z1" style:parent-style-name="default_character_style">
      <style:text-properties style:font-name="Courier New" style:font-name-complex="Courier New"/>
    </style:style>
    <style:style style:family="text" style:name="WW8Num24z0" style:parent-style-name="default_character_style">
      <style:text-properties fo:font-size="12.0pt" style:font-name="Symbol" style:font-name-complex="Symbol" style:font-size-asian="12.0pt"/>
    </style:style>
    <style:style style:family="text" style:name="WW8Num33ztrue" style:parent-style-name="default_character_style"/>
    <style:style style:family="text" style:name="WW-WW8Num43ztrue" style:parent-style-name="default_character_style"/>
    <style:style style:family="text" style:name="WW8Num32ztrue" style:parent-style-name="default_character_style"/>
    <style:style style:family="text" style:name="WW8Num2zfalse" style:parent-style-name="default_character_style"/>
    <style:style style:family="text" style:name="WW-WW8Num34ztrue123" style:parent-style-name="default_character_style"/>
    <style:style style:display-name="Comment Reference" style:family="text" style:name="Comment_20_Reference" style:parent-style-name="default_character_style">
      <style:text-properties fo:font-size="8.0pt" style:font-size-asian="8.0pt"/>
    </style:style>
    <style:style style:family="text" style:name="WW-WW8Num4ztrue1234" style:parent-style-name="default_character_style"/>
    <style:style style:family="text" style:name="WW8Num35z2" style:parent-style-name="default_character_style">
      <style:text-properties style:font-name="Wingdings" style:font-name-complex="Wingdings"/>
    </style:style>
    <style:style style:family="text" style:name="WW8Num12z0" style:parent-style-name="default_character_style">
      <style:text-properties style:font-name="Symbol" style:font-name-complex="Symbol"/>
    </style:style>
    <style:style style:family="text" style:name="WW8Num35z0" style:parent-style-name="default_character_style">
      <style:text-properties style:font-name="Symbol" style:font-name-complex="Symbol"/>
    </style:style>
    <style:style style:family="text" style:name="WW8Num35z1" style:parent-style-name="default_character_style">
      <style:text-properties style:font-name="Courier New" style:font-name-complex="Courier New"/>
    </style:style>
    <style:style style:family="text" style:name="WW8Num12z2" style:parent-style-name="default_character_style">
      <style:text-properties style:font-name="Wingdings" style:font-name-complex="Wingdings"/>
    </style:style>
    <style:style style:family="text" style:name="WW-WW8Num8ztrue123456" style:parent-style-name="default_character_style"/>
    <style:style style:family="text" style:name="WW8Num12z1" style:parent-style-name="default_character_style">
      <style:text-properties style:font-name="Courier New" style:font-name-complex="Courier New"/>
    </style:style>
    <style:style style:family="text" style:name="WW-WW8Num32ztrue" style:parent-style-name="default_character_style"/>
    <style:style style:family="text" style:name="WW8Num9z1" style:parent-style-name="default_character_style">
      <style:text-properties style:font-name="Courier New" style:font-name-complex="Courier New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1z7" style:parent-style-name="default_character_style"/>
    <style:style style:family="text" style:name="WW8Num1z8" style:parent-style-name="default_character_style"/>
    <style:style style:family="text" style:name="WW8Num9z0" style:parent-style-name="default_character_style">
      <style:text-properties style:font-name="Symbol" style:font-name-complex="Symbol"/>
    </style:style>
    <style:style style:family="text" style:name="WW-WW8Num34ztrue12345" style:parent-style-name="default_character_style"/>
    <style:style style:family="text" style:name="WW-WW8Num33ztrue" style:parent-style-name="default_character_style"/>
    <style:style style:family="text" style:name="WW-WW8Num41ztrue123" style:parent-style-name="default_character_style"/>
    <style:style style:family="text" style:name="WW8Num25z2" style:parent-style-name="default_character_style">
      <style:text-properties style:font-name="Wingdings" style:font-name-complex="Wingdings"/>
    </style:style>
    <style:style style:family="text" style:name="WW8Num25z1" style:parent-style-name="default_character_style">
      <style:text-properties style:font-name="Courier New" style:font-name-complex="Courier New"/>
    </style:style>
    <style:style style:family="text" style:name="WW8Num25z0" style:parent-style-name="default_character_style">
      <style:text-properties style:font-name="Symbol" style:font-name-complex="Symbol"/>
    </style:style>
    <style:style style:family="text" style:name="WW8Num40z2" style:parent-style-name="default_character_style">
      <style:text-properties style:font-name="Wingdings" style:font-name-complex="Wingdings"/>
    </style:style>
    <style:style style:family="text" style:name="WW8Num40z0" style:parent-style-name="default_character_style">
      <style:text-properties style:font-name="Symbol" style:font-name-complex="Symbol"/>
    </style:style>
    <style:style style:family="text" style:name="WW8Num40z1" style:parent-style-name="default_character_style">
      <style:text-properties style:font-name="Courier New" style:font-name-complex="Courier New"/>
    </style:style>
    <style:style style:family="text" style:name="WW8Num32zfalse" style:parent-style-name="default_character_style"/>
    <style:style style:family="text" style:name="WW-WW8Num23ztrue1" style:parent-style-name="default_character_style"/>
    <style:style style:family="text" style:name="WW-WW8Num16ztrue1234" style:parent-style-name="default_character_style"/>
    <style:style style:family="text" style:name="WW-WW8Num8ztrue1234" style:parent-style-name="default_character_style"/>
    <style:style style:family="text" style:name="WW-WW8Num16ztrue123" style:parent-style-name="default_character_style"/>
    <style:style style:family="text" style:name="WW-WW8Num27ztrue12345" style:parent-style-name="default_character_style"/>
    <style:style style:family="text" style:name="WW-WW8Num4ztrue12345" style:parent-style-name="default_character_style"/>
    <style:style style:family="text" style:name="WW-WW8Num23ztrue" style:parent-style-name="default_character_style"/>
    <style:style style:family="text" style:name="WW8Num27zfalse" style:parent-style-name="default_character_style"/>
    <style:style style:family="text" style:name="WW-WW8Num43ztrue12" style:parent-style-name="default_character_style"/>
    <style:style style:family="text" style:name="WW8Num13z2" style:parent-style-name="default_character_style">
      <style:text-properties style:font-name="Wingdings" style:font-name-complex="Wingdings"/>
    </style:style>
    <style:style style:family="text" style:name="WW8Num1z1" style:parent-style-name="default_character_style"/>
    <style:style style:family="text" style:name="WW-WW8Num4ztrue12" style:parent-style-name="default_character_style"/>
    <style:style style:family="text" style:name="WW8Num23ztrue" style:parent-style-name="default_character_style"/>
    <style:style style:family="text" style:name="WW8Num1z2" style:parent-style-name="default_character_style">
      <style:text-properties style:font-name="Courier New" style:font-name-complex="Courier New"/>
    </style:style>
    <style:style style:family="text" style:name="WW8Num13z1" style:parent-style-name="default_character_style">
      <style:text-properties style:font-name="Courier New" style:font-name-complex="Courier New"/>
    </style:style>
    <style:style style:family="text" style:name="WW8Num1z0" style:parent-style-name="default_character_style">
      <style:text-properties style:font-name="Symbol" style:font-name-complex="Symbol"/>
    </style:style>
    <style:style style:family="text" style:name="WW8Num13z0" style:parent-style-name="default_character_style">
      <style:text-properties style:font-name="Symbol" style:font-name-complex="Symbol"/>
    </style:style>
    <style:style style:family="text" style:name="WW8Num1z5" style:parent-style-name="default_character_style"/>
    <style:style style:family="text" style:name="WW-WW8Num4ztrue123456" style:parent-style-name="default_character_style"/>
    <style:style style:family="text" style:name="WW8Num1z6" style:parent-style-name="default_character_style"/>
    <style:style style:family="text" style:name="WW8Num1z3" style:parent-style-name="default_character_style">
      <style:text-properties style:font-name="Wingdings" style:font-name-complex="Wingdings"/>
    </style:style>
    <style:style style:family="text" style:name="WW8Num1z4" style:parent-style-name="default_character_style"/>
    <style:default-style style:family="graphic">
      <style:graphic-properties draw:fill="solid" draw:fill-color="#729fcf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graphic" style:name="aae220b" style:parent-style-name="Frame">
      <style:graphic-properties fo:background-color="#ffffff" fo:border-bottom="none" fo:border-left="none" fo:border-right="none" fo:border-top="none" fo:padding-bottom="0.02mm" fo:padding-left="0.02mm" fo:padding-right="0.02mm" fo:padding-top="0.02mm" style:horizontal-pos="center" style:horizontal-rel="page-start-margin" style:vertical-pos="from-top" style:vertical-rel="paragraph" svg:y="0.02mm"/>
    </style:style>
    <style:style style:family="paragraph" style:list-style-name="OTK_DEFAULT_LIST" style:name="ab36833">
      <style:paragraph-properties/>
      <style:text-properties fo:font-style="normal" fo:font-weight="normal" style:font-name="Calibri" style:font-name-asian="Calibri" style:font-name-complex="Calibri"/>
    </style:style>
    <style:style style:family="graphic" style:name="a88634f" style:parent-style-name="default">
      <style:graphic-properties draw:fill="solid" draw:fill-color="#c0c0c0" fo:margin-left="3.19mm" fo:margin-right="3.19mm" fo:padding-bottom="2.29mm" fo:padding-left="4.41mm" fo:padding-right="4.41mm" fo:padding-top="2.29mm" style:horizontal-pos="center" style:horizontal-rel="page-start-margin" style:run-through="background" style:vertical-rel="page-content" style:wrap="run-through" style:wrap-contour="false" svg:x="-25.4mm" svg:y="139.21mm"/>
    </style:style>
    <style:style style:family="paragraph" style:name="a3e0433" style:parent-style-name="Header">
      <style:text-properties fo:country="DE" fo:language="de"/>
    </style:style>
  </office:automatic-styles>
  <office:master-styles>
    <style:master-page style:name="Standard">
      <style:header>
        <text:p text:style-name="Header"/>
      </style:header>
      <style:header-first>
        <text:p text:style-name="a3e0433"><draw:frame draw:style-name="a88634f" draw:z-index="2" svg:height="232.79mm" svg:width="232.79mm" svg:x="-25.4mm" svg:y="139.21mm" text:anchor-type="as-char"><draw:text-box><text:list text:continue-numbering="true" text:style-name="OTK_DEFAULT_LIST"><text:list-header><text:p text:style-name="ab36833">DRAFT</text:p></text:list-header></text:list></draw:text-box></draw:frame></text:p>
      </style:header-first>
      <style:footer>
        <text:p text:style-name="Footer"><draw:frame draw:style-name="aae220b" draw:z-index="1" svg:height="6.31mm" svg:width="24.68mm" svg:y="0.02mm" text:anchor-type="as-char"><draw:text-box><text:p text:style-name="Footer"><text:page-number>3</text:page-number></text:p><text:p text:style-name="Footer"/></draw:text-box></draw:frame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7</dc:date>
    <meta:editing-cycles>2</meta:editing-cycles>
    <meta:editing-duration>PT0.111S</meta:editing-duration>
  </office:meta>
</office:document-meta>
</file>